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128cm"/>
    </style:style>
    <style:style style:name="Tableau3.B" style:family="table-column">
      <style:table-column-properties style:column-width="8.856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Titre_20_2_20_Projet3GL">
      <style:paragraph-properties fo:break-before="page"/>
    </style:style>
    <style:style style:name="P4" style:family="paragraph" style:parent-style-name="Normal">
      <style:paragraph-properties fo:margin-top="0cm" fo:margin-bottom="0cm" fo:line-height="100%"/>
    </style:style>
    <style:style style:name="P5" style:family="paragraph" style:parent-style-name="Normal" style:master-page-name="MP0">
      <style:paragraph-properties style:page-number="auto" fo:break-before="page"/>
    </style:style>
    <style:style style:name="T1" style:family="text">
      <style:text-properties fo:font-style="normal" style:font-style-asian="normal"/>
    </style:style>
    <style:style style:name="T2" style:family="text">
      <style:text-properties fo:font-size="16pt" style:font-size-asian="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exte_20_Projet3_20_GL_20_Car1">Groupe C</text:span></text:p>
      <text:p text:style-name="Standard"/>
      <text:p text:style-name="Titre_20_Document_20_Projet3GL">Bilan Itération 3</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Temporaire_20_Projet3GL"/>
          </table:table-cell>
          <table:table-cell table:style-name="Tableau1.A1" office:value-type="string">
            <text:p text:style-name="Contenu_20_Projet3GL_20_Cartouche">Olivier MICHALON</text:p>
          </table:table-cell>
        </table:table-row>
        <table:table-row>
          <table:table-cell table:style-name="Tableau1.A1" office:value-type="string">
            <text:p text:style-name="P4"><text:span text:style-name="En-tete_20_Cartouche_20_Projet3GL_20_Car">Rédigé le :</text:span><text:span text:style-name="Contenu_20_Projet3GL_20_Cartouche_20_Car"> 18</text:span><text:span text:style-name="Contenu_20_Projet3GL_20_Cartouche_20_Car">/11/2013</text:span></text:p>
          </table:table-cell>
          <table:table-cell table:style-name="Tableau1.A1" office:value-type="string">
            <text:p text:style-name="P4"><text:span text:style-name="En-tete_20_Cartouche_20_Projet3GL_20_Car">Approuvé </text:span><text:span text:style-name="En-tete_20_Cartouche_20_Projet3GL_20_Car">le :</text:span><text:span text:style-name="Contenu_20_Projet3GL_20_Cartouche_20_Car"> </text:span><text:span text:style-name="Texte_20_Temporaire_20_Projet3GL_20_Car"><text:span text:style-name="T1">18/11/2013</text:span></text:span></text:p>
          </table:table-cell>
          <table:table-cell table:style-name="Tableau1.A1" office:value-type="string">
            <text:p text:style-name="P4"><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Bilan Itération 3</text:p>
          </table:table-cell>
          <table:table-cell table:style-name="Tableau3.A1" office:value-type="string">
            <text:p text:style-name="Contenu_20_Projet3GL_20_Cartouche">[PROJET3][GrpC]bilan_itération_n°3_v3.1.odt</text:p>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3.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
          </table:table-cell>
          <table:table-cell table:style-name="Tableau4.A1" office:value-type="string">
            <text:p text:style-name="Contenu_20_Projet3GL_20_Cartouche">18/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V3.1</text:p>
          </table:table-cell>
          <table:table-cell table:style-name="Tableau4.A3" office:value-type="string">
            <text:p text:style-name="Contenu_20_Projet3GL_20_Cartouche">Quentin CHEYNET</text:p>
          </table:table-cell>
          <table:table-cell table:style-name="Tableau4.A3" office:value-type="string">
            <text:p text:style-name="Texte_20_Temporaire_20_Projet3GL"/>
          </table:table-cell>
          <table:table-cell table:style-name="Tableau4.A3" office:value-type="string">
            <text:p text:style-name="Contenu_20_Projet3GL_20_Cartouche">18/11/2013</text:p>
          </table:table-cell>
          <table:table-cell table:style-name="Tableau4.A3" office:value-type="string">
            <text:p text:style-name="Contenu_20_Projet3GL_20_Cartouche">Correction d'erreurs</text:p>
          </table:table-cell>
        </table:table-row>
      </table:table>
      <text:p text:style-name="Contenu_20_Projet3GL_20_Cartouche"/>
      <text:p text:style-name="P3"/>
      <text:p text:style-name="Titre_20_2_20_Projet3GL"/>
      <text:p text:style-name="Titre_20_2_20_Projet3GL">Bilan Itération 3</text:p>
      <text:p text:style-name="Titre_20_2_20_Projet3GL"/>
      <text:p text:style-name="Titre_20_2_20_Projet3GL"><text:span text:style-name="Emphase_20_intense">Travaux</text:span><text:span text:style-name="Emphase_20_intense"> réalisé</text:span><text:span text:style-name="Emphase_20_intense">s</text:span><text:span text:style-name="Emphase_20_intense"> :</text:span></text:p>
      <text:p text:style-name="Subtitle"><text:span text:style-name="Emphasis">Réseau :</text:span></text:p>
      <text:p text:style-name="Texte_20_Projet3_20_GL">Durant cette itération, nous avons réussi à remplir une grande majorité des tâches qui étaient prévues. Nous nous sommes mis d’accord sur un protocole pour les messages à envoyer avec un modèle bien défini. </text:p>
      <text:p text:style-name="Texte_20_Projet3_20_GL"/>
      <text:p text:style-name="Subtitle"><text:span text:style-name="Emphasis">Version non finale :</text:span></text:p>
      <text:p text:style-name="Texte_20_Projet3_20_GL">Nous avons réalisé une version test en se basant sur le chat. </text:p>
      <text:p text:style-name="Texte_20_Projet3_20_GL">L’application que nous avons réalisée n’est pas entièrement finie, elle permet seulement de créer ou de rejoindre une partie, et lors de la création de la partie, nous avons le choix du nombre de joueurs possibles.</text:p>
      <text:p text:style-name="Texte_20_Projet3_20_GL"/>
      <text:p text:style-name="Titre_20_2_20_Projet3GL"><text:span text:style-name="Emphase_20_intense">Travaux non réalisés :</text:span></text:p>
      <text:p text:style-name="Subtitle">Liaison interface graphique et réseaux</text:p>
      <text:p text:style-name="Texte_20_Projet3_20_GL">La liaison de l’interface graphique avec la partie réseau n’a pas pu être terminée par manque de temps. C’est durant cette liaison que sera appliqué le protocole pour les messages. Cette tâche sera reportée à l’itération suivante.</text:p>
      <text:p text:style-name="Texte_20_Projet3_20_GL"/>
      <text:p text:style-name="Texte_20_Projet3_20_GL"/>
      <text:p text:style-name="Subtitle">Création de la factory</text:p>
      <text:p text:style-name="Texte_20_Projet3_20_GL">Cette partie n’a pas pu être finie par manque de temps. Cette tâche sera reportée à l’itération suivante.</text:p>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text:soft-page-break/></text:p>
      <text:p text:style-name="Texte_20_Projet3_20_GL"><text:span text:style-name="Emphase_20_intense"><text:span text:style-name="T2">Trava</text:span></text:span><text:span text:style-name="Emphase_20_intense"><text:span text:style-name="T2">ux prévus pour l’itération suivante :</text:span></text:span></text:p>
      <text:p text:style-name="Subtitle"><text:span text:style-name="Emphasis">Création de la factory</text:span></text:p>
      <text:p text:style-name="Texte_20_Projet3_20_GL">Application du design pattern factory au projet.</text:p>
      <text:p text:style-name="Texte_20_Projet3_20_GL"/>
      <text:p text:style-name="Subtitle">Liaison entre les parties interface graphique et réseau</text:p>
      <text:p text:style-name="Texte_20_Projet3_20_GL">Cette tâche étant l’une des plus difficiles, elle sera effectuée par Quentin, Jérémy et Sébastien pour simplifier la compréhension du code.</text:p>
      <text:p text:style-name="Texte_20_Projet3_20_GL"/>
      <text:p text:style-name="Subtitle">Gestion des morts</text:p>
      <text:p text:style-name="Texte_20_Projet3_20_GL">Cette tâche permettra à l’application de gérer la mort des personnages lorsqu'ils sont touchés par une explosion.</text:p>
      <text:p text:style-name="Texte_20_Projet3_20_GL"/>
      <text:p text:style-name="Subtitle">Gestion des changements de vue</text:p>
      <text:p text:style-name="Texte_20_Projet3_20_GL">Cette tâche permettra de passer d’une vue à une autre dans une même fenêtre pour améliorer l’ergonomie de l’application.</text:p>
      <text:p text:style-name="Texte_20_Projet3_20_GL"/>
      <text:p text:style-name="Subtitle">Gestion du son</text:p>
      <text:p text:style-name="Texte_20_Projet3_20_GL">L’application ne contient aucun son actuellement, cela permettra de rendre l’expérience de jeu plus intéress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style-complex="italic" fo:hyphenate="false"/>
    </style:style>
    <style:style style:name="Normal" style:family="paragraph">
      <style:paragraph-properties fo:margin-top="0cm" fo:margin-bottom="0.282cm" fo:line-height="105%"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style:style>
    <style:style style:name="Titre_20_2_20_Projet3GL" style:display-name="Titre 2 Projet3GL" style:family="paragraph" style:parent-style-name="Heading_20_2" style:auto-update="true" style:default-outline-level="" style:list-style-name="">
      <style:paragraph-properties fo:hyphenation-ladder-count="no-limit"/>
      <style:text-properties style:font-name="Times New Roman" fo:font-size="16pt" style:font-size-asian="16pt" fo:hyphenate="false"/>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4pt" style:font-size-asian="14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style:style>
    <style:style style:name="Paragraphe_20_de_20_liste" style:display-name="Paragraphe de liste"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style:style>
    <style:style style:name="Subtitle" style:family="paragraph" style:parent-style-name="Normal" style:next-style-name="Normal" style:class="chapter">
      <style:paragraph-properties fo:hyphenation-ladder-count="no-limit"/>
      <style:text-properties fo:color="#5a5a5a" style:font-name="Calibri" fo:letter-spacing="0.026cm" style:font-name-asian="Times New Roman" style:font-name-complex="Times New Roman"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Emphase_20_intense" style:display-name="Emphase intense" style:family="text" style:parent-style-name="Police_20_par_20_défaut">
      <style:text-properties fo:color="#5b9bd5"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Sous-titre_20_Car" style:display-name="Sous-titre Car" style:family="text" style:parent-style-name="Police_20_par_20_défaut">
      <style:text-properties fo:color="#5a5a5a" style:font-name="Calibri" fo:font-size="11pt" fo:letter-spacing="0.026cm" style:font-name-asian="Times New Roman" style:font-size-asian="11pt" style:language-asian="en" style:country-asian="US" style:font-name-complex="Times New Roman" style:font-size-complex="11pt"/>
    </style:style>
    <style:style style:name="Texte_20_Projet3_20_GL_20_Car1" style:display-name="Texte Projet3 GL Car1" style:family="text" style:parent-style-name="Police_20_par_20_défaut">
      <style:text-properties style:font-name="Times New Roman" fo:font-size="14pt" style:font-size-asian="14pt" style:font-size-complex="12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Bilan Itération 3</text:p>
      </style:header>
      <style:footer>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Bilan Itération 3</dc:title>
    <dc:description/>
    <dc:subject/>
    <meta:initial-creator>Razor</meta:initial-creator>
    <dc:creator>Quentin </dc:creator>
    <meta:creation-date>2013-11-18T20:09:00Z</meta:creation-date>
    <dc:date>2013-11-19T00:12:03</dc:date>
    <meta:editing-cycles>18</meta:editing-cycles>
    <meta:editing-duration>PT2H46M36S</meta:editing-duration>
    <meta:document-statistic meta:table-count="4" meta:image-count="0" meta:object-count="0" meta:page-count="3" meta:paragraph-count="66" meta:word-count="354" meta:character-count="2255" meta:non-whitespace-character-count="1963"/>
    <meta:template xlink:type="simple" xlink:actuate="onRequest" xlink:title="" xlink:href="../%5BPROJET3%5D%5BGrpC%5Dbilan_iteration_n°3_v3.0.odt/Normal.dotm"/>
  </office:meta>
</office:document-meta>
</file>